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263.2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49.24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45.5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47.06pt"/>
    </style:style>
    <style:style style:name="co19" style:family="table-column">
      <style:table-column-properties fo:break-before="auto" style:column-width="54.79pt"/>
    </style:style>
    <style:style style:name="co20" style:family="table-column">
      <style:table-column-properties fo:break-before="auto" style:column-width="135.04pt"/>
    </style:style>
    <style:style style:name="co21" style:family="table-column">
      <style:table-column-properties fo:break-before="auto" style:column-width="33.14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240.41pt"/>
    </style:style>
    <style:style style:name="co24" style:family="table-column">
      <style:table-column-properties fo:break-before="auto" style:column-width="91.84pt"/>
    </style:style>
    <style:style style:name="co25" style:family="table-column">
      <style:table-column-properties fo:break-before="auto" style:column-width="138.16pt"/>
    </style:style>
    <style:style style:name="co26" style:family="table-column">
      <style:table-column-properties fo:break-before="auto" style:column-width="42.6pt"/>
    </style:style>
    <style:style style:name="co27" style:family="table-column">
      <style:table-column-properties fo:break-before="auto" style:column-width="253.96pt"/>
    </style:style>
    <style:style style:name="co28" style:family="table-column">
      <style:table-column-properties fo:break-before="auto" style:column-width="33.96pt"/>
    </style:style>
    <style:style style:name="co29" style:family="table-column">
      <style:table-column-properties fo:break-before="auto" style:column-width="297.01pt"/>
    </style:style>
    <style:style style:name="co30" style:family="table-column">
      <style:table-column-properties fo:break-before="auto" style:column-width="40.9pt"/>
    </style:style>
    <style:style style:name="co31" style:family="table-column">
      <style:table-column-properties fo:break-before="auto" style:column-width="115pt"/>
    </style:style>
    <style:style style:name="co32" style:family="table-column">
      <style:table-column-properties fo:break-before="auto" style:column-width="211.49pt"/>
    </style:style>
    <style:style style:name="co33" style:family="table-column">
      <style:table-column-properties fo:break-before="auto" style:column-width="91.05pt"/>
    </style:style>
    <style:style style:name="co34" style:family="table-column">
      <style:table-column-properties fo:break-before="auto" style:column-width="50.94pt"/>
    </style:style>
    <style:style style:name="co35" style:family="table-column">
      <style:table-column-properties fo:break-before="auto" style:column-width="55.56pt"/>
    </style:style>
    <style:style style:name="co36" style:family="table-column">
      <style:table-column-properties fo:break-before="auto" style:column-width="52.44pt"/>
    </style:style>
    <style:style style:name="co37" style:family="table-column">
      <style:table-column-properties fo:break-before="auto" style:column-width="56.35pt"/>
    </style:style>
    <style:style style:name="co38" style:family="table-column">
      <style:table-column-properties fo:break-before="auto" style:column-width="53.2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189.89pt"/>
    </style:style>
    <style:style style:name="co41" style:family="table-column">
      <style:table-column-properties fo:break-before="auto" style:column-width="41.16pt"/>
    </style:style>
    <style:style style:name="co42" style:family="table-column">
      <style:table-column-properties fo:break-before="auto" style:column-width="106.61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49.95pt"/>
    </style:style>
    <style:style style:name="co45" style:family="table-column">
      <style:table-column-properties fo:break-before="auto" style:column-width="52.89pt"/>
    </style:style>
    <style:style style:name="co46" style:family="table-column">
      <style:table-column-properties fo:break-before="auto" style:column-width="55.11pt"/>
    </style:style>
    <style:style style:name="co47" style:family="table-column">
      <style:table-column-properties fo:break-before="auto" style:column-width="121.29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66.9pt"/>
    </style:style>
    <style:style style:name="co58" style:family="table-column">
      <style:table-column-properties fo:break-before="auto" style:column-width="385.2pt"/>
    </style:style>
    <style:style style:name="co59" style:family="table-column">
      <style:table-column-properties fo:break-before="auto" style:column-width="113.95pt"/>
    </style:style>
    <style:style style:name="co60" style:family="table-column">
      <style:table-column-properties fo:break-before="auto" style:column-width="134.5pt"/>
    </style:style>
    <style:style style:name="co61" style:family="table-column">
      <style:table-column-properties fo:break-before="auto" style:column-width="269.04pt"/>
    </style:style>
    <style:style style:name="co62" style:family="table-column">
      <style:table-column-properties fo:break-before="auto" style:column-width="40.11pt"/>
    </style:style>
    <style:style style:name="co63" style:family="table-column">
      <style:table-column-properties fo:break-before="auto" style:column-width="159pt"/>
    </style:style>
    <style:style style:name="co64" style:family="table-column">
      <style:table-column-properties fo:break-before="auto" style:column-width="104.94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14.2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13.69pt" fo:break-before="auto" style:use-optimal-row-height="true"/>
    </style:style>
    <style:style style:name="ro16" style:family="table-row">
      <style:table-row-properties style:row-height="13.75pt" fo:break-before="auto" style:use-optimal-row-height="true"/>
    </style:style>
    <style:style style:name="ro17" style:family="table-row">
      <style:table-row-properties style:row-height="24.01pt" fo:break-before="auto" style:use-optimal-row-height="true"/>
    </style:style>
    <style:style style:name="ro18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4H30M00S" calcext:value-type="time">
            <text:p>02:30 PM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45M00S" calcext:value-type="time">
            <text:p>11:45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5H45M00S" calcext:value-type="time">
            <text:p>03:45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7H00M00S" calcext:value-type="time">
            <text:p>05:0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4H15M00S" calcext:value-type="time">
            <text:p>02:1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50M00S" calcext:value-type="time">
            <text:p>02:50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style-name="ce7" office:value-type="string" calcext:value-type="string">
            <text:p>Review of Just How Stupid Are We?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See one_and_few_offs shee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3" office:value-type="date" office:date-value="2019-09-29" calcext:value-type="date">
            <text:p>2019-09-29</text:p>
          </table:table-cell>
          <table:table-cell table:style-name="ce17" office:value-type="time" office:time-value="PT00H30M00S" calcext:value-type="time">
            <text:p>12:30 A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Retweeted by @tomwhartung 2019-09-28 at 9:00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20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table:table-column table:style-name="co5" table:default-cell-style-name="ce23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52"/>
        <table:table-column table:style-name="co10" table:default-cell-style-name="ce1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3" table:default-cell-style-name="ce22"/>
        <table:table-column table:style-name="co11" table:default-cell-style-name="ce22"/>
        <table:table-column table:style-name="co20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01"/>
          <table:table-cell table:number-columns-repeated="1004"/>
        </table:table-row>
        <table:table-row table:style-name="ro10">
          <table:table-cell table:style-name="ce25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1" table:number-columns-repeated="2"/>
          <table:table-cell table:number-columns-repeated="1004"/>
        </table:table-row>
        <table:table-row table:style-name="ro11">
          <table:table-cell table:style-name="ce26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2" office:value-type="string" calcext:value-type="string">
            <text:p>0a-my_process</text:p>
          </table:table-cell>
          <table:table-cell table:style-name="ce101"/>
          <table:table-cell table:number-columns-repeated="1004"/>
        </table:table-row>
        <table:table-row table:style-name="ro11">
          <table:table-cell table:style-name="ce27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3" office:value-type="string" calcext:value-type="string">
            <text:p>0b-it_evolves-tomh_1987</text:p>
          </table:table-cell>
          <table:table-cell table:style-name="ce101"/>
          <table:table-cell table:style-name="ce22" table:number-columns-repeated="1004"/>
        </table:table-row>
        <table:table-row table:style-name="ro12">
          <table:table-cell table:style-name="ce2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4" office:value-type="string" calcext:value-type="string">
            <text:p>1a-step_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4" office:value-type="string" calcext:value-type="string">
            <text:p>1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2" office:value-type="string" calcext:value-type="string">
            <text:p>2a-step_2</text:p>
          </table:table-cell>
          <table:table-cell table:number-columns-repeated="1005"/>
        </table:table-row>
        <table:table-row table:style-name="ro13">
          <table:table-cell table:style-name="ce29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5" office:value-type="string" calcext:value-type="string">
            <text:p>2b-tomh-humanmetrics</text:p>
          </table:table-cell>
          <table:table-cell table:style-name="ce109"/>
          <table:table-cell table:style-name="ce110" table:number-columns-repeated="1004"/>
        </table:table-row>
        <table:table-row table:style-name="ro12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4" office:value-type="string" calcext:value-type="string">
            <text:p>2c-tomh-mbti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3" office:value-type="string" calcext:value-type="string">
            <text:p>2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6" office:value-type="string" calcext:value-type="string">
            <text:p>3a-step_3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6" office:value-type="string" calcext:value-type="string">
            <text:p>3b-drawing-luk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6" office:value-type="string" calcext:value-type="string">
            <text:p>3c-drawing-darth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37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6" office:value-type="string" calcext:value-type="string">
            <text:p>3d-combo_imag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26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2" office:value-type="string" calcext:value-type="string">
            <text:p>4a-step_4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3" office:value-type="string" calcext:value-type="string">
            <text:p>4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4" office:value-type="string" calcext:value-type="string">
            <text:p>5a-step_5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4" office:value-type="string" calcext:value-type="string">
            <text:p>5b-ebooks-donald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4" office:value-type="string" calcext:value-type="string">
            <text:p>5c-ebooks-nancy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4" office:value-type="string" calcext:value-type="string">
            <text:p>5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2" office:value-type="string" calcext:value-type="string">
            <text:p>6a-step_6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4" office:value-type="string" calcext:value-type="string">
            <text:p>6b-social_sites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4" office:value-type="string" calcext:value-type="string">
            <text:p>6c-final_note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3" office:value-type="string" calcext:value-type="string">
            <text:p>6d-combo_image</text:p>
          </table:table-cell>
          <table:table-cell table:number-columns-repeated="1005"/>
        </table:table-row>
        <table:table-row table:style-name="ro12">
          <table:table-cell table:style-name="ce32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7" office:value-type="string" calcext:value-type="string">
            <text:p>7a-case_study-cheers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7" calcext:value-type="date">
            <text:p>03-27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33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7d-norm-lilith – 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7d-norm-lilith</text:p>
          </table:table-cell>
          <table:table-cell/>
          <table:table-cell table:style-name="ce22" table:number-columns-repeated="1003"/>
          <table:table-cell/>
        </table:table-row>
        <table:table-row table:style-name="ro14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4" office:value-type="string" calcext:value-type="string">
            <text:p>“Link To” Key</text:p>
          </table:table-cell>
          <table:table-cell table:style-name="ce12"/>
          <table:table-cell table:style-name="ce57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12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table:style-name="ce12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6">
          <table:table-cell table:style-name="Default" table:number-columns-repeated="3"/>
          <table:table-cell table:style-name="ce12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4" table:number-rows-repeated="2">
          <table:table-cell table:style-name="Default" table:number-columns-repeated="5"/>
          <table:table-cell table:style-name="ce51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2"/>
          <table:table-cell table:style-name="Default" table:number-columns-repeated="2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4">
          <table:table-cell table:style-name="ce35"/>
          <table:table-cell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 table:number-rows-repeated="4">
          <table:table-cell table:style-name="ce36"/>
          <table:table-cell table:number-columns-repeated="4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>
          <table:table-cell table:style-name="ce36"/>
          <table:table-cell table:style-name="ce12" table:number-columns-repeated="3"/>
          <table:table-cell/>
          <table:table-cell table:style-name="ce7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2" table:number-rows-repeated="3">
          <table:table-cell table:style-name="ce36"/>
          <table:table-cell table:style-name="ce12" table:number-columns-repeated="3"/>
          <table:table-cell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7">
          <table:table-cell table:style-name="ce34"/>
          <table:table-cell table:style-name="ce12"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12" table:number-rows-repeated="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uild_a_team" table:style-name="ta1">
        <table:table-column table:style-name="co21" table:default-cell-style-name="ce12"/>
        <table:table-column table:style-name="co22" table:default-cell-style-name="ce1"/>
        <table:table-column table:style-name="co23" table:default-cell-style-name="Default"/>
        <table:table-column table:style-name="co24" table:default-cell-style-name="ce22"/>
        <table:table-column table:style-name="co3" table:number-columns-repeated="10" table:default-cell-style-name="ce22"/>
        <table:table-column table:style-name="co25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1"/>
          <table:table-cell table:style-name="ce113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101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12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10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10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2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yellow.txt</text:p>
          </table:table-cell>
          <table:table-cell table:style-name="ce22" table:number-columns-repeated="1009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red.txt</text:p>
          </table:table-cell>
          <table:table-cell table:style-name="ce22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 table:number-rows-repeated="4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/>
          <table:table-cell table:style-name="Default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 table:number-rows-repeated="3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7"/>
        <table:table-column table:style-name="co3" table:number-columns-repeated="12" table:default-cell-style-name="Default"/>
        <table:table-column table:style-name="co29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style-name="ce19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4" office:value-type="string" calcext:value-type="string">
            <text:p>Oct. 17, 2019 – after debate, 1 of 5</text:p>
          </table:table-cell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0-14" calcext:value-type="date">
            <text:p>10-14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1.txt</text:p>
          </table:table-cell>
          <table:table-cell table:style-name="ce12" table:number-columns-repeated="1007"/>
        </table:table-row>
        <table:table-row table:style-name="ro12">
          <table:table-cell/>
          <table:table-cell table:style-name="ce7" office:value-type="string" calcext:value-type="string">
            <text:p>Text Reminder</text:p>
          </table:table-cell>
          <table:table-cell table:style-name="ce122"/>
          <table:table-cell table:style-name="ce84" office:value-type="date" office:date-value="2019-10-16" calcext:value-type="date">
            <text:p>10-16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5" table:style-name="ce16" office:value-type="string" calcext:value-type="string">
            <text:p>N/A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5" office:value-type="string" calcext:value-type="string">
            <text:p>Nov. 20-21, 2019 – day of and after fifth debate, 2-3 of 5</text:p>
          </table:table-cell>
          <table:table-cell table:style-name="ce116"/>
          <table:table-cell table:style-name="ce38"/>
          <table:table-cell table:style-name="ce4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18"/>
          <table:table-cell table:number-columns-repeated="1007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1-18" calcext:value-type="date">
            <text:p>11-18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6H20M00S" calcext:value-type="time">
            <text:p>04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Announcement</text:p>
          </table:table-cell>
          <table:table-cell table:style-name="ce123"/>
          <table:table-cell table:style-name="ce84" office:value-type="date" office:date-value="2019-11-19" calcext:value-type="date">
            <text:p>11-19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3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2"/>
          <table:table-cell table:style-name="ce84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Text – Free Ebook Days, day 2</text:p>
          </table:table-cell>
          <table:table-cell table:style-name="ce124"/>
          <table:table-cell table:style-name="ce78" office:value-type="date" office:date-value="2019-11-21" calcext:value-type="date">
            <text:p>11-21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8" office:value-type="string" calcext:value-type="string">
            <text:p>N/A</text:p>
          </table:table-cell>
          <table:table-cell table:style-name="ce11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08"/>
        </table:table-row>
        <table:table-row table:style-name="ro5">
          <table:table-cell table:style-name="ce115" office:value-type="string" calcext:value-type="string">
            <text:p>Feb. 19, 2020 – Ninth Debate, 1 of 5</text:p>
          </table:table-cell>
          <table:table-cell table:style-name="ce118"/>
          <table:table-cell table:style-name="ce125"/>
          <table:table-cell table:style-name="ce128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1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2-16" calcext:value-type="date">
            <text:p>02-16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18" calcext:value-type="date">
            <text:p>02-18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of debate – early</text:p>
          </table:table-cell>
          <table:table-cell table:style-name="ce122" office:value-type="string" calcext:value-type="string">
            <text:p>Wed</text:p>
          </table:table-cell>
          <table:table-cell table:style-name="ce127" office:value-type="date" office:date-value="2020-02-19" calcext:value-type="date">
            <text:p>02-19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2">
          <table:table-cell/>
          <table:table-cell table:style-name="ce119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1" calcext:value-type="date">
            <text:p>02-21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Feb. 25, 2020 – Tenth Debate, 2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Mon</text:p>
          </table:table-cell>
          <table:table-cell table:style-name="ce127" office:value-type="date" office:date-value="2020-02-24" calcext:value-type="date">
            <text:p>02-24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2">
          <table:table-cell/>
          <table:table-cell table:style-name="ce120" office:value-type="string" calcext:value-type="string">
            <text:p>Day of debate – early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25" calcext:value-type="date">
            <text:p>02-25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2">
          <table:table-cell/>
          <table:table-cell table:style-name="ce110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8" calcext:value-type="date">
            <text:p>02-28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Mar. 2-3, 2020 – Super Tuesday Eve &amp; Day, 3-4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5">
          <table:table-cell table:style-name="ce114"/>
          <table:table-cell table:style-name="ce7" office:value-type="string" calcext:value-type="string">
            <text:p>Day before free ebook days start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3-01" calcext:value-type="date">
            <text:p>03-01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First free ebook day</text:p>
          </table:table-cell>
          <table:table-cell table:style-name="ce122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Last free ebook day</text:p>
          </table:table-cell>
          <table:table-cell table:style-name="ce124" office:value-type="string" calcext:value-type="string">
            <text:p>Tue</text:p>
          </table:table-cell>
          <table:table-cell table:style-name="ce130" office:value-type="date" office:date-value="2020-03-03" calcext:value-type="date">
            <text:p>03-03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7" office:value-type="string" calcext:value-type="string">
            <text:p>08-super_tuesday_day</text:p>
          </table:table-cell>
          <table:table-cell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12" table:number-rows-repeated="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4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5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82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295">
          <table:table-cell table:number-columns-repeated="9"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104757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37"/>
        <table:table-column table:style-name="co31" table:default-cell-style-name="ce145"/>
        <table:table-column table:style-name="co32" table:default-cell-style-name="ce7"/>
        <table:table-column table:style-name="co33" table:default-cell-style-name="ce37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57"/>
          <table:table-cell table:style-name="ce12"/>
          <table:table-cell table:style-name="ce22"/>
          <table:table-cell table:style-name="ce85" office:value-type="string" calcext:value-type="string">
            <text:p>One-Offs and Few-Offs</text:p>
          </table:table-cell>
          <table:table-cell table:style-name="ce22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6"/>
        </table:table-row>
        <table:table-row table:style-name="ro12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50" office:value-type="string" calcext:value-type="string">
            <text:p>See few-offs sheet</text:p>
          </table:table-cell>
          <table:table-cell table:number-columns-repeated="12" table:style-name="ce150" office:value-type="string" calcext:value-type="string">
            <text:p>[few-offs]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50" office:value-type="string" calcext:value-type="string">
            <text:p>GR politicians-2020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50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3">
          <table:table-cell table:style-name="ce4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149" office:value-type="string" calcext:value-type="string">
            <text:p>02-primary_voters-after-ninth_debate – <text:span text:style-name="T19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10" office:value-type="string" calcext:value-type="string">
            <text:p>http://bit.ly/twh-vpp2019</text:p>
          </table:table-cell>
          <table:table-cell table:style-name="ce110" table:number-columns-repeated="1006"/>
        </table:table-row>
        <table:table-row table:style-name="ro12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10M00S" calcext:value-type="time">
            <text:p>06:1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2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a</text:p>
          </table:table-cell>
          <table:table-cell office:value-type="string" calcext:value-type="string">
            <text:p>GR review</text:p>
          </table:table-cell>
          <table:table-cell table:number-columns-repeated="12"/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b</text:p>
          </table:table-cell>
          <table:table-cell office:value-type="string" calcext:value-type="string">
            <text:p>GR review</text:p>
          </table:table-cell>
          <table:table-cell table:number-columns-repeated="12"/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GoT Book</text:p>
          </table:table-cell>
          <table:table-cell table:number-columns-repeated="12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GoT Book</text:p>
          </table:table-cell>
          <table:table-cell table:number-columns-repeated="12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2" table:number-rows-repeated="2">
          <table:table-cell table:style-name="Default"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2">
          <table:table-cell table:number-columns-repeated="2"/>
          <table:table-cell table:style-name="ce14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0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10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25"/>
        <table:table-column table:style-name="co24" table:default-cell-style-name="Default"/>
        <table:table-column table:style-name="co42" table:default-cell-style-name="ce37"/>
        <table:table-column table:style-name="co3" table:default-cell-style-name="Default"/>
        <table:table-column table:style-name="co3" table:default-cell-style-name="ce37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4"/>
          <table:table-cell table:style-name="ce54"/>
          <table:table-cell table:style-name="ce51"/>
          <table:table-cell table:style-name="ce161"/>
          <table:table-cell table:style-name="ce12"/>
          <table:table-cell table:style-name="ce85" office:value-type="string" calcext:value-type="string">
            <text:p>Few Offs – The Daily Drip</text:p>
          </table:table-cell>
          <table:table-cell table:style-name="ce22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table:style-name="ce155" office:value-type="string" calcext:value-type="string">
            <text:p>got_christmas</text:p>
          </table:table-cell>
          <table:table-cell table:style-name="ce156"/>
          <table:table-cell table:style-name="ce15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67" table:number-columns-repeated="13"/>
          <table:table-cell table:style-name="ce101"/>
        </table:table-row>
        <table:table-row table:style-name="ro5">
          <table:table-cell/>
          <table:table-cell table:style-name="ce157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50" office:value-type="string" calcext:value-type="string">
            <text:p>VGoTP <text:s/>book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12">
          <table:table-cell/>
          <table:table-cell table:style-name="ce15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0" office:value-type="string" calcext:value-type="string">
            <text:p>VGoTP book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12">
          <table:table-cell/>
          <table:table-cell table:style-name="ce15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12">
          <table:table-cell/>
          <table:table-cell table:style-name="ce15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/>
        </table:table-row>
        <table:table-row table:style-name="ro12">
          <table:table-cell/>
          <table:table-cell table:style-name="ce15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/>
        </table:table-row>
        <table:table-row table:style-name="ro12" table:number-rows-repeated="3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 table:style-name="ce146" office:value-type="string" calcext:value-type="string">
            <text:p>finish_book</text:p>
          </table:table-cell>
          <table:table-cell table:style-name="ce37"/>
          <table:table-cell/>
          <table:table-cell table:style-name="Default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60" office:value-type="string" calcext:value-type="string">
            <text:p>Mon. 01/27/2020</text:p>
          </table:table-cell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2" table:number-rows-repeated="14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10"/>
          <table:table-cell table:style-name="ce20"/>
          <table:table-cell table:number-columns-repeated="5"/>
        </table:table-row>
        <table:table-row table:style-name="ro12" table:number-rows-repeated="149">
          <table:table-cell/>
          <table:table-cell table:style-name="ce158"/>
          <table:table-cell table:number-columns-repeated="16"/>
        </table:table-row>
        <table:table-row table:style-name="ro12" table:number-rows-repeated="1048386">
          <table:table-cell table:number-columns-repeated="18"/>
        </table:table-row>
        <table:table-row table:style-name="ro12">
          <table:table-cell table:number-columns-repeated="18"/>
        </table:table-row>
      </table:table>
      <table:table table:name="jungian politics" table:style-name="ta1">
        <table:table-column table:style-name="co48" table:default-cell-style-name="ce25"/>
        <table:table-column table:style-name="co49" table:default-cell-style-name="ce168"/>
        <table:table-column table:style-name="co1" table:default-cell-style-name="ce168"/>
        <table:table-column table:style-name="co50" table:default-cell-style-name="ce174"/>
        <table:table-column table:style-name="co51" table:default-cell-style-name="ce9"/>
        <table:table-column table:style-name="co52" table:default-cell-style-name="ce123"/>
        <table:table-column table:style-name="co53" table:default-cell-style-name="ce181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37"/>
        <table:table-column table:style-name="co37" table:default-cell-style-name="Default"/>
        <table:table-column table:style-name="co5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4" table:number-columns-repeated="2"/>
          <table:table-cell table:style-name="ce169"/>
          <table:table-cell table:style-name="ce54"/>
          <table:table-cell table:style-name="ce51"/>
          <table:table-cell table:style-name="ce161"/>
          <table:table-cell table:style-name="ce22"/>
          <table:table-cell table:style-name="ce85" office:value-type="string" calcext:value-type="string">
            <text:p>Jungian Politics – The Daily Drip</text:p>
          </table:table-cell>
          <table:table-cell table:style-name="ce22" table:number-columns-repeated="8"/>
          <table:table-cell table:style-name="ce123"/>
          <table:table-cell table:number-columns-repeated="1006"/>
        </table:table-row>
        <table:table-row table:style-name="ro4">
          <table:table-cell table:style-name="ce164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13" table:number-columns-repeated="1005"/>
        </table:table-row>
        <table:table-row table:style-name="ro4">
          <table:table-cell table:style-name="ce164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13" table:number-columns-repeated="1004"/>
        </table:table-row>
        <table:table-row table:style-name="ro5">
          <table:table-cell table:style-name="ce1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175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8"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80" office:value-type="string" calcext:value-type="string">
            <text:p>image on so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8">
          <table:table-cell table:style-name="ce158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57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8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table:style-name="ce176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12"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65" table:number-columns-repeated="3"/>
          <table:table-cell table:style-name="ce173"/>
          <table:table-cell table:style-name="ce177" table:number-columns-repeated="3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43"/>
          <table:table-cell table:style-name="ce187"/>
          <table:table-cell table:style-name="ce177" table:number-columns-repeated="1005"/>
        </table:table-row>
        <table:table-row table:style-name="ro12">
          <table:table-cell table:style-name="ce158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table:style-name="ce17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9" calcext:value-type="float">
            <text:p>9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12">
          <table:table-cell table:style-name="ce15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Fri</text:p>
          </table:table-cell>
          <table:table-cell table:style-name="ce17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Sat</text:p>
          </table:table-cell>
          <table:table-cell table:style-name="ce17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5"/>
          <table:table-cell table:style-name="ce158"/>
          <table:table-cell table:style-name="ce171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table:style-name="ce176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3" calcext:value-type="float">
            <text:p>1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12"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table:style-name="ce17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6" calcext:value-type="float">
            <text:p>1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12">
          <table:table-cell table:style-name="ce158" office:value-type="float" office:value="17" calcext:value-type="float">
            <text:p>1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20H40M00S" calcext:value-type="time">
            <text:p>08:4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6H50M00S" calcext:value-type="time">
            <text:p>04:5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45M00S" calcext:value-type="time">
            <text:p>03:4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12">
          <table:table-cell table:style-name="ce158" table:number-columns-repeated="2"/>
          <table:table-cell table:style-name="ce166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65" office:value-type="float" office:value="22" calcext:value-type="float">
            <text:p>22</text:p>
          </table:table-cell>
          <table:table-cell table:style-name="ce167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table:style-name="ce178" office:value-type="string" calcext:value-type="string">
            <text:p>Ben Franklin &amp; Cory Booker – 6/8</text:p>
          </table:table-cell>
          <table:table-cell table:style-name="ce179"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style-name="ce177" table:number-columns-repeated="1004"/>
        </table:table-row>
        <table:table-row table:style-name="ro12">
          <table:table-cell table:style-name="ce158" office:value-type="float" office:value="23" calcext:value-type="float">
            <text:p>23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8H35M00S" calcext:value-type="time">
            <text:p>06:35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12">
          <table:table-cell table:style-name="ce158" office:value-type="float" office:value="24" calcext:value-type="float">
            <text:p>24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5" calcext:value-type="float">
            <text:p>25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table:style-name="ce176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6" calcext:value-type="float">
            <text:p>26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0H30M00S" calcext:value-type="time">
            <text:p>10:30 A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12">
          <table:table-cell table:style-name="ce158" office:value-type="float" office:value="27" calcext:value-type="float">
            <text:p>27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6H20M00S" calcext:value-type="time">
            <text:p>04:2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8" calcext:value-type="float">
            <text:p>28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table:style-name="ce17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09H05M00S" calcext:value-type="time">
            <text:p>09:05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9" calcext:value-type="float">
            <text:p>29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19H30M00S" calcext:value-type="time">
            <text:p>07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12">
          <table:table-cell table:style-name="ce165" office:value-type="float" office:value="30" calcext:value-type="float">
            <text:p>3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20-01-01" calcext:value-type="date">
            <text:p>2020-01-01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77" table:number-columns-repeated="1005"/>
        </table:table-row>
        <table:table-row table:style-name="ro12">
          <table:table-cell table:style-name="ce158" office:value-type="float" office:value="31" calcext:value-type="float">
            <text:p>31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20-01-02" calcext:value-type="date">
            <text:p>2020-01-02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1.5" calcext:value-type="float">
            <text:p>21.5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66" office:value-type="string" calcext:value-type="string">
            <text:p>Sun</text:p>
          </table:table-cell>
          <table:table-cell table:style-name="ce17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groja.com/about</text:p>
          </table:table-cell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34">
          <table:table-cell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25">
          <table:table-cell/>
          <table:table-cell table:style-name="ce166" table:number-columns-repeated="2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84">
          <table:table-cell table:number-columns-repeated="8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104838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37"/>
        <table:table-column table:style-name="co6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Local Promotions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12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12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relationships" table:style-name="ta1">
        <table:table-column table:style-name="co30" table:default-cell-style-name="ce25"/>
        <table:table-column table:style-name="co62" table:default-cell-style-name="Default"/>
        <table:table-column table:style-name="co3" table:default-cell-style-name="ce37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3"/>
          <table:table-cell table:style-name="ce37"/>
          <table:table-cell/>
          <table:table-cell table:style-name="ce37"/>
          <table:table-cell table:style-name="ce52"/>
          <table:table-cell table:style-name="ce22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2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37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</table:table-row>
        <table:table-row table:style-name="ro4">
          <table:table-cell table:style-name="ce2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37"/>
          <table:table-cell table:style-name="ce54"/>
          <table:table-cell table:style-name="ce190"/>
          <table:table-cell table:style-name="ce67" table:number-columns-repeated="12"/>
          <table:table-cell table:style-name="ce101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/>
          <table:table-cell table:style-name="ce37"/>
          <table:table-cell/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37"/>
          <table:table-cell table:style-name="ce54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number-columns-repeated="2"/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3"/>
        <table:table-column table:style-name="co65" table:default-cell-style-name="ce52"/>
        <table:table-column table:style-name="co24" table:default-cell-style-name="ce22"/>
        <table:table-column table:style-name="co3" table:number-columns-repeated="10" table:default-cell-style-name="ce22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24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10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101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101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style-name="ce34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4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 table:number-rows-repeated="4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 table:number-rows-repeated="3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7">
          <table:table-cell table:style-name="ce34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4" table:default-cell-style-name="ce6"/>
        <table:table-column table:style-name="co67" table:default-cell-style-name="Default"/>
        <table:table-column table:style-name="co68" table:default-cell-style-name="ce37"/>
        <table:table-column table:style-name="co3" table:number-columns-repeated="4" table:default-cell-style-name="ce37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0/00/0000</text:date>, <text:time style:data-style-name="N2" text:time-value="09:11:12.472454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4-16T22:13:35.820275750</dc:date>
    <meta:editing-duration>P97DT4H38M51S</meta:editing-duration>
    <meta:editing-cycles>1365</meta:editing-cycles>
    <meta:document-statistic meta:table-count="11" meta:cell-count="2613" meta:object-count="0"/>
  </office:meta>
</office:document-meta>
</file>